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9b5810" draw:textarea-horizontal-align="justify" draw:textarea-vertical-align="middle" draw:auto-grow-height="false" fo:min-height="12.45cm" fo:min-width="22.995cm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8.005cm" fo:min-width="5.215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02cm" fo:min-width="3.31cm" loext:decorative="false"/>
      <style:paragraph-properties style:writing-mode="lr-tb"/>
    </style:style>
    <style:style style:name="gr4" style:family="graphic" style:parent-style-name="standard">
      <style:graphic-properties draw:fill="solid" draw:fill-color="#00a933" draw:textarea-horizontal-align="justify" draw:textarea-vertical-align="middle" draw:auto-grow-height="false" fo:min-height="0.385cm" fo:min-width="1.405cm" loext:decorative="false"/>
      <style:paragraph-properties style:writing-mode="lr-tb"/>
    </style:style>
    <style:style style:name="gr5" style:family="graphic" style:parent-style-name="standard">
      <style:graphic-properties draw:fill="solid" draw:fill-color="#ff0000" draw:textarea-horizontal-align="justify" draw:textarea-vertical-align="middle" draw:auto-grow-height="false" fo:min-height="0.385cm" fo:min-width="1.898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7" style:family="graphic" style:parent-style-name="objectwithoutfill">
      <style:graphic-properties svg:stroke-color="#000000" draw:marker-end="Arrowheads_20_2" draw:marker-end-width="0.3cm" draw:fill="solid" draw:fill-color="#000000" draw:textarea-vertical-align="middle" loext:decorative="false"/>
    </style:style>
    <style:style style:name="gr8" style:family="graphic" style:parent-style-name="objectwithoutfill">
      <style:graphic-properties svg:stroke-color="#000000" draw:marker-end="Arrowheads_20_3" draw:marker-end-width="0.3cm" draw:fill="solid" draw:fill-color="#000000" draw:textarea-vertical-align="middle" loext:decorative="false"/>
    </style:style>
    <style:style style:name="gr9" style:family="graphic" style:parent-style-name="objectwithoutfill">
      <style:graphic-properties svg:stroke-color="#000000" draw:marker-end="Arrowheads_20_4" draw:marker-end-width="0.3cm" draw:fill="solid" draw:fill-color="#000000" draw:textarea-vertical-align="middle" loext:decorative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1.655cm" fo:min-width="2.675cm" loext:decorative="false"/>
      <style:paragraph-properties style:writing-mode="lr-tb"/>
    </style:style>
    <style:style style:name="gr11" style:family="graphic" style:parent-style-name="objectwithoutfill">
      <style:graphic-properties svg:stroke-color="#000000" draw:marker-end="Arrowheads_20_5" draw:marker-end-width="0.3cm" draw:fill="solid" draw:fill-color="#000000" draw:textarea-vertical-align="middle" loext:decorative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13" style:family="graphic" style:parent-style-name="objectwithoutfill">
      <style:graphic-properties svg:stroke-color="#000000" draw:marker-end="Arrowheads_20_10" draw:marker-end-width="0.3cm" draw:fill="solid" draw:fill-color="#000000" draw:textarea-vertical-align="middle" loext:decorative="false"/>
    </style:style>
    <style:style style:name="gr14" style:family="graphic">
      <style:graphic-properties style:protect="size" loext:decorative="false"/>
    </style:style>
    <style:style style:name="gr15" style:family="graphic" style:parent-style-name="standard">
      <style:graphic-properties draw:fill="solid" draw:fill-color="#00a933" draw:textarea-horizontal-align="justify" draw:textarea-vertical-align="middle" draw:auto-grow-height="false" fo:min-height="12.45cm" fo:min-width="22.995cm" loext:decorative="false"/>
    </style:style>
    <style:style style:name="gr16" style:family="graphic" style:parent-style-name="standard">
      <style:graphic-properties draw:textarea-horizontal-align="justify" draw:textarea-vertical-align="middle" draw:auto-grow-height="false" fo:min-height="7.67cm" fo:min-width="9.025cm" loext:decorative="false"/>
      <style:paragraph-properties style:writing-mode="lr-tb"/>
    </style:style>
    <style:style style:name="gr17" style:family="graphic" style:parent-style-name="standard">
      <style:graphic-properties draw:fill="solid" draw:fill-color="#ffff00" draw:textarea-horizontal-align="justify" draw:textarea-vertical-align="middle" draw:auto-grow-height="false" fo:min-height="1.546cm" fo:min-width="1.745cm" loext:decorative="false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2.29cm" fo:min-width="2.04cm" loext:decorative="false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3.56cm" fo:min-width="9.025cm" loext:decorative="false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3.56cm" fo:min-width="4.58cm" loext:decorative="false"/>
      <style:paragraph-properties style:writing-mode="lr-tb"/>
    </style:style>
    <style:style style:name="gr21" style:family="graphic" style:parent-style-name="objectwithoutfill">
      <style:graphic-properties draw:marker-end="Arrowheads_20_6" draw:marker-end-width="0.3cm" draw:fill="solid" draw:fill-color="#2a6099" draw:textarea-vertical-align="middle" loext:decorative="false"/>
    </style:style>
    <style:style style:name="gr22" style:family="graphic" style:parent-style-name="objectwithoutfill">
      <style:graphic-properties svg:stroke-color="#ee17ba" draw:marker-end="Arrowheads_20_7" draw:marker-end-width="0.3cm" draw:fill="solid" draw:fill-color="#ee17ba" draw:textarea-vertical-align="middle" loext:decorative="false"/>
    </style:style>
    <style:style style:name="gr23" style:family="graphic" style:parent-style-name="objectwithoutfill">
      <style:graphic-properties svg:stroke-color="#ee17ba" draw:marker-end="Arrowheads_20_8" draw:marker-end-width="0.3cm" draw:fill="solid" draw:fill-color="#ee17ba" draw:textarea-vertical-align="middle" loext:decorative="false"/>
    </style:style>
    <style:style style:name="gr24" style:family="graphic" style:parent-style-name="objectwithoutfill">
      <style:graphic-properties draw:marker-end="Arrowheads_20_9" draw:marker-end-width="0.3cm" draw:fill="solid" draw:fill-color="#2a6099" draw:textarea-vertical-align="middle" loext:decorative="false"/>
    </style:style>
    <style:style style:name="pr1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loext:graphic-properties draw:fill="solid" draw:fill-color="#9b581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00a933"/>
      <style:paragraph-properties fo:text-align="center"/>
    </style:style>
    <style:style style:name="P4" style:family="paragraph">
      <loext:graphic-properties draw:fill="solid" draw:fill-color="#ff0000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ffff00"/>
      <style:paragraph-properties fo:text-align="center"/>
    </style:style>
    <style:style style:name="P9" style:family="paragraph">
      <loext:graphic-properties draw:fill="solid" draw:fill-color="#2a6099"/>
      <style:paragraph-properties fo:text-align="center"/>
    </style:style>
    <style:style style:name="P10" style:family="paragraph">
      <loext:graphic-properties draw:fill="solid" draw:fill-color="#ee17ba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3.495cm" svg:height="12.7cm" svg:x="2.054cm" svg:y="1.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15cm" svg:height="8.255cm" draw:transform="rotate (-0.146607657167524) translate (12.126cm 3.699cm)">
          <text:p text:style-name="P2">Docu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3.81cm" svg:height="1.27cm" svg:x="2.279cm" svg:y="1.514cm">
          <text:p text:style-name="P2"><text:span text:style-name="T1">Support: %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81cm" svg:height="1.27cm" svg:x="2.279cm" svg:y="2.914cm">
          <text:p text:style-name="P2"><text:span text:style-name="T1">Awareness: %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81cm" svg:height="1.27cm" svg:x="6.279cm" svg:y="1.514cm">
          <text:p text:style-name="P2"><text:span text:style-name="T1">Survivors: #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81cm" svg:height="1.27cm" svg:x="6.279cm" svg:y="2.914cm">
          <text:p text:style-name="P2"><text:span text:style-name="T1">Causalties: #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905cm" svg:height="0.635cm" draw:transform="rotate (-0.149749249821113) translate (11.388cm 10.856cm)">
          <text:p text:style-name="P2"><text:span text:style-name="T2">APPROVE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398cm" svg:height="0.635cm" draw:transform="rotate (-0.149749249821113) translate (13.989cm 11.232cm)">
          <text:p text:style-name="P2"><text:span text:style-name="T2">DISAPPROVE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468cm" svg:height="1.115cm" svg:x="0.43cm" svg:y="0.07cm">
          <draw:text-box>
            <text:p>Labels</text:p>
          </draw:text-box>
        </draw:frame>
        <draw:frame draw:style-name="gr6" draw:text-style-name="P5" draw:layer="layout" svg:width="2.83cm" svg:height="1.115cm" svg:x="11.775cm" svg:y="12.7cm">
          <draw:text-box>
            <text:p>Buttons</text:p>
          </draw:text-box>
        </draw:frame>
        <draw:line draw:style-name="gr7" draw:text-style-name="P6" draw:layer="layout" svg:x1="2.54cm" svg:y1="1.27cm" svg:x2="3.175cm" svg:y2="1.905cm">
          <text:p/>
        </draw:line>
        <draw:line draw:style-name="gr8" draw:text-style-name="P6" draw:layer="layout" svg:x1="12.065cm" svg:y1="12.7cm" svg:x2="12.065cm" svg:y2="11.768cm">
          <text:p/>
        </draw:line>
        <draw:line draw:style-name="gr9" draw:text-style-name="P6" draw:layer="layout" svg:x1="13.335cm" svg:y1="12.7cm" svg:x2="14.605cm" svg:y2="12.065cm">
          <text:p/>
        </draw:line>
        <draw:custom-shape draw:style-name="gr10" draw:text-style-name="P2" draw:layer="layout" svg:width="3.175cm" svg:height="1.905cm" svg:x="22.025cm" svg:y="1.605cm">
          <text:p text:style-name="P2">Turns Left: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2.898cm" svg:y1="0.635cm" svg:x2="21.59cm" svg:y2="1.905cm">
          <text:p/>
        </draw:line>
        <draw:frame draw:style-name="gr12" draw:text-style-name="P5" draw:layer="layout" svg:width="3.175cm" svg:height="1.27cm" svg:x="19.685cm" svg:y="5.715cm">
          <draw:text-box>
            <text:p>Sprite</text:p>
          </draw:text-box>
        </draw:frame>
        <draw:line draw:style-name="gr13" draw:text-style-name="P6" draw:layer="layout" svg:x1="19.685cm" svg:y1="6.35cm" svg:x2="17.78cm" svg:y2="6.35cm">
          <text:p/>
        </draw:line>
        <presentation:notes draw:style-name="dp2">
          <draw:page-thumbnail draw:style-name="gr14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5" draw:text-style-name="P3" draw:layer="layout" svg:width="23.495cm" svg:height="12.7cm" svg:x="2.055cm" svg:y="1.2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9.525cm" svg:height="7.92cm" svg:x="15.775cm" svg:y="1.605cm">
          <text:p text:style-name="P2"><text:span text:style-name="T1">for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8" draw:layer="layout" svg:width="3.175cm" svg:height="2.54cm" svg:x="16.38cm" svg:y="2.13cm">
          <text:p text:style-name="P2"><text:span text:style-name="T3">Goo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2.54cm" svg:height="2.54cm" svg:x="2.54cm" svg:y="1.905cm">
          <text:p text:style-name="P2"><text:span text:style-name="T1">house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2.54cm" svg:height="2.54cm" svg:x="5.84cm" svg:y="1.905cm">
          <text:p text:style-name="P2"><text:span text:style-name="T1">house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2.54cm" svg:height="2.54cm" svg:x="9.24cm" svg:y="1.905cm">
          <text:p text:style-name="P2"><text:span text:style-name="T1">house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9.525cm" svg:height="3.81cm" svg:x="15.775cm" svg:y="9.725cm">
          <text:p text:style-name="P2"><text:span text:style-name="T1">fa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draw:layer="layout" svg:width="5.08cm" svg:height="3.81cm" svg:x="4.475cm" svg:y="5.215cm">
          <text:p text:style-name="P2"><text:span text:style-name="T1">school</text:span></text:p>
          <draw:enhanced-geometry svg:viewBox="0 0 21600 21600" draw:type="rectangle" draw:enhanced-path="M 0 0 L 21600 0 21600 21600 0 21600 0 0 Z N"/>
        </draw:custom-shape>
        <draw:line draw:style-name="gr21" draw:text-style-name="P9" draw:layer="layout" svg:x1="16.38cm" svg:y1="3.175cm" svg:x2="11.43cm" svg:y2="3.175cm">
          <text:p/>
        </draw:line>
        <draw:line draw:style-name="gr22" draw:text-style-name="P10" draw:layer="layout" svg:x1="16.38cm" svg:y1="3.175cm" svg:x2="8.89cm" svg:y2="6.35cm">
          <text:p/>
        </draw:line>
        <draw:line draw:style-name="gr23" draw:text-style-name="P10" draw:layer="layout" svg:x1="8.89cm" svg:y1="6.985cm" svg:x2="16.51cm" svg:y2="6.985cm">
          <text:p/>
        </draw:line>
        <draw:line draw:style-name="gr24" draw:text-style-name="P9" draw:layer="layout" svg:x1="11.43cm" svg:y1="3.81cm" svg:x2="16.38cm" svg:y2="5.715cm">
          <text:p/>
        </draw:line>
        <draw:custom-shape draw:style-name="gr19" draw:text-style-name="P2" draw:layer="layout" svg:width="9.525cm" svg:height="3.81cm" svg:x="3.04cm" svg:y="9.525cm">
          <text:p text:style-name="P2"><text:span text:style-name="T1">office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4" draw:layer="layout" svg:width="18.624cm" svg:height="10.476cm" svg:x="1.482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" fo:font-size="24pt" fo:language="en" fo:country="US" style:font-name-asian="Adwaita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4T14:17:22.784081624</meta:creation-date>
    <dc:date>2025-11-14T19:40:58.009680320</dc:date>
    <meta:editing-duration>PT5H2M59S</meta:editing-duration>
    <meta:editing-cycles>1</meta:editing-cycles>
    <meta:document-statistic meta:object-count="55"/>
    <meta:generator>LibreOffice/25.8.3.2$Linux_X86_64 LibreOffice_project/580$Build-2</meta:generator>
  </office:meta>
</office:document-meta>
</file>